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2a6099" draw:fill-hatch-solid="false" draw:opacity="29%" draw:textarea-horizontal-align="justify" draw:textarea-vertical-align="middle" draw:auto-grow-height="false" fo:min-height="6.364cm" fo:min-width="6.122cm" draw:shadow-opacity="29%"/>
    </style:style>
    <style:style style:name="gr2" style:family="graphic" style:parent-style-name="standard">
      <style:graphic-properties svg:stroke-width="0.254cm" svg:stroke-color="#000000" draw:marker-start="Arrowheads_20_1" draw:marker-start-width="0.686cm" draw:marker-end-width="0.584cm" draw:textarea-vertical-align="middle" fo:padding-top="0.251cm" fo:padding-bottom="0.251cm" fo:padding-left="0.376cm" fo:padding-right="0.376cm"/>
    </style:style>
    <style:style style:name="gr3" style:family="graphic" style:parent-style-name="objectwithoutfill">
      <style:graphic-properties draw:stroke="dash" draw:stroke-dash="Dash" svg:stroke-width="0.203cm" svg:stroke-color="#000000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 draw:fill-hatch-solid="false" draw:opacity="29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22cm" svg:height="6.614cm" draw:transform="rotate (1.2315043202072) translate (8.818cm 8.379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875cm" svg:y1="8.3cm" svg:x2="7.62cm" svg:y2="8.255cm">
          <text:p/>
        </draw:line>
        <draw:line draw:style-name="gr2" draw:text-style-name="P2" draw:layer="layout" svg:x1="9.59cm" svg:y1="2.285cm" svg:x2="9.59cm" svg:y2="9.755cm">
          <text:p/>
        </draw:line>
        <draw:line draw:style-name="gr3" draw:text-style-name="P3" draw:layer="layout" svg:x1="8.571cm" svg:y1="8.748cm" svg:x2="10.959cm" svg:y2="1.992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hatch draw:name="Blue_20_45_20_Degrees_20_Crossed" draw:display-name="Blue 45 Degrees Crossed" draw:style="double" draw:color="#2a6099" draw:distance="0.203cm" draw:rotation="450"/>
    <draw:hatch draw:name="Red_20_90_20_Degrees_20_Crossed_20_13" draw:display-name="Red 90 Degrees Crossed 13" draw:style="double" draw:color="#2a6099" draw:distance="0.102cm" draw:rotation="450"/>
    <draw:hatch draw:name="Red_20_90_20_Degrees_20_Crossed_20_14" draw:display-name="Red 90 Degrees Crossed 14" draw:style="triple" draw:color="#2a6099" draw:distance="0.203cm" draw:rotation="450"/>
    <draw:hatch draw:name="Red_20_90_20_Degrees_20_Crossed_20_3" draw:display-name="Red 90 Degrees Crossed 3" draw:style="double" draw:color="#2a6099" draw:distance="0.102cm" draw:rotation="460"/>
    <draw:hatch draw:name="Red_20_90_20_Degrees_20_Crossed_20_7" draw:display-name="Red 90 Degrees Crossed 7" draw:style="single" draw:color="#2a6099" draw:distance="0.203cm" draw:rotation="2290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36:44.436632950</meta:creation-date>
    <dc:date>2024-02-25T16:29:00.023464883</dc:date>
    <meta:editing-duration>P2DT3H29M42S</meta:editing-duration>
    <meta:editing-cycles>8</meta:editing-cycles>
    <meta:generator>LibreOffice/7.5.9.2$Linux_X86_64 LibreOffice_project/50$Build-2</meta:generator>
    <meta:document-statistic meta:object-count="27"/>
  </office:meta>
</office:document-meta>
</file>